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paragraph-properties fo:margin-left="0cm" fo:margin-right="0cm" fo:text-indent="0.794cm" style:auto-text-indent="false"/>
      <style:text-properties fo:font-size="18pt" style:font-size-asian="18pt" style:font-size-complex="18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8pt" style:font-size-asian="18pt" style:font-size-complex="18pt"/>
    </style:style>
    <style:style style:name="P5" style:family="paragraph" style:parent-style-name="Table_20_Contents">
      <style:text-properties fo:font-size="18.25pt" officeooo:rsid="001f1ff5" officeooo:paragraph-rsid="001f1ff5" style:font-size-asian="16pt" style:font-size-complex="18.25pt"/>
    </style:style>
    <style:style style:name="P6" style:family="paragraph" style:parent-style-name="Heading_20_3">
      <style:text-properties fo:font-size="18pt" officeooo:paragraph-rsid="002040fc" style:font-size-asian="18pt" style:font-size-complex="18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weight-asian="bold"/>
    </style:style>
    <style:style style:name="T3" style:family="text">
      <style:text-properties style:font-name="Calibri"/>
    </style:style>
    <style:style style:name="T4" style:family="text">
      <style:text-properties style:font-name="Calibri" fo:font-weight="bold"/>
    </style:style>
    <style:style style:name="T5" style:family="text">
      <style:text-properties style:font-name="Calibri" fo:font-size="22pt" fo:font-weight="bold" officeooo:rsid="0010516e" style:font-size-asian="22pt" style:language-asian="zh" style:country-asian="CN" style:font-size-complex="22pt"/>
    </style:style>
    <style:style style:name="T6" style:family="text">
      <style:text-properties fo:font-weight="bold"/>
    </style:style>
    <style:style style:name="T7" style:family="text">
      <style:text-properties style:font-name="Wingding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6">2</text:span><text:span text:style-name="T2">　</text:span><text:span text:style-name="T4">FilterConfig </text:span><text:span text:style-name="T5">获得配置文件的参数，一般是获得编码</text:span></text:h>
      <text:p text:style-name="P3"><text:span text:style-name="T1">你已经看到了吧，</text:span>Filter<text:span text:style-name="T1">接口中的</text:span><text:span text:style-name="T3">init()</text:span><text:span text:style-name="T1">方法的参数类型为</text:span><text:span text:style-name="T3">FilterConfig</text:span><text:span text:style-name="T1">类型。它的功能与</text:span><text:span text:style-name="T3">ServletConfig</text:span><text:span text:style-name="T1">相似，与</text:span><text:span text:style-name="T3">web.xml</text:span><text:span text:style-name="T1">文件中的配置信息对应。下面是</text:span><text:span text:style-name="T3">FilterConfig</text:span><text:span text:style-name="T1">的功能介绍：</text:span></text:p>
      <text:p text:style-name="P4"><text:span text:style-name="T7">l</text:span>ServletContext getServletContext()<text:span text:style-name="T1">：获取</text:span><text:span text:style-name="T3">ServletContext</text:span><text:span text:style-name="T1">的方法；</text:span></text:p>
      <text:p text:style-name="P4"><text:span text:style-name="T7">l</text:span>String getFilterName()<text:span text:style-name="T1">：获取</text:span><text:span text:style-name="T3">Filter</text:span><text:span text:style-name="T1">的配置名称；与</text:span><text:span text:style-name="T3">&lt;filter-name&gt;</text:span><text:span text:style-name="T1">元素对应；</text:span></text:p>
      <text:p text:style-name="P4"><text:span text:style-name="T7">l</text:span>String getInitParameter(String name)<text:span text:style-name="T1">：获取</text:span><text:span text:style-name="T3">Filter</text:span><text:span text:style-name="T1">的初始化配置，与</text:span><text:span text:style-name="T3">&lt;init-param&gt;</text:span><text:span text:style-name="T1">元素对应；</text:span></text:p>
      <text:p text:style-name="P2">Enumeration getInitParameterNames()<text:span text:style-name="T1">：获取所有初始化参数的名称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5"/>
            <text:p text:style-name="P5"><text:tab/>//当服务器启动的时候被执行，说明过滤器的实例是在服务器启动时就被创建的</text:p>
            <text:p text:style-name="P5"><text:tab/>public void init(FilterConfig filterConfig) throws ServletException {</text:p>
            <text:p text:style-name="P5"><text:tab/><text:tab/> System.out.println("过滤器被创建");</text:p>
            <text:p text:style-name="P5"><text:tab/><text:tab/> //根据参数名获得初始化参数</text:p>
            <text:p text:style-name="P5"><text:tab/><text:tab/> String encode=filterConfig.getInitParameter("encode");</text:p>
            <text:p text:style-name="P5"><text:tab/><text:tab/> //给当前过滤器赋值</text:p>
            <text:p text:style-name="P5"><text:tab/><text:tab/> this.requestEncode=encode;</text:p>
            <text:p text:style-name="P5"><text:tab/><text:tab/> System.out.println(encode);</text:p>
            <text:p text:style-name="P5"><text:tab/><text:tab/> //获得所有参数的名字</text:p>
            <text:p text:style-name="P5"><text:tab/><text:tab/> Enumeration var=filterConfig.getInitParameterNames();</text:p>
            <text:p text:style-name="P5"><text:tab/> <text:s text:c="4"/>while(var.hasMoreElements()){</text:p>
            <text:p text:style-name="P5"><text:tab/> <text:s text:c="3"/><text:tab/> String paramname=(String) var.nextElement();</text:p>
            <text:p text:style-name="P5"><text:tab/> <text:s text:c="3"/><text:tab/> String <text:soft-page-break/>paramvalue=filterConfig.getInitParameter(paramname);</text:p>
            <text:p text:style-name="P5"><text:tab/> <text:s text:c="3"/><text:tab/> System.out.println(paramname+""+paramvalue);</text:p>
            <text:p text:style-name="P5"><text:tab/> <text:s text:c="4"/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17S</meta:editing-duration>
    <meta:editing-cycles>5</meta:editing-cycles>
    <meta:generator>LibreOffice/5.3.0.3$Windows_X86_64 LibreOffice_project/7074905676c47b82bbcfbea1aeefc84afe1c50e1</meta:generator>
    <dc:date>2018-03-20T22:26:31.410000000</dc:date>
    <meta:document-statistic meta:table-count="1" meta:image-count="0" meta:object-count="0" meta:page-count="2" meta:paragraph-count="21" meta:word-count="239" meta:character-count="938" meta:non-whitespace-character-count="861"/>
    <meta:user-defined meta:name="Info 1"/>
    <meta:user-defined meta:name="Info 2"/>
    <meta:user-defined meta:name="Info 3"/>
    <meta:user-defined meta:name="Info 4"/>
  </office:meta>
</office:document-meta>
</file>